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  <style:text-properties style:font-name="Arial Black"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61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solid" svg:stroke-width="1mm" draw:marker-start-width="3.5mm" draw:marker-end-width="3.5mm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19mm" svg:height="90.04mm" svg:x="4.96mm" svg:y="104.38mm">
            <loext:p draw:notify-on-update-of-ranges="Hoja1.B3:Hoja1.B22 Hoja1.C3:Hoja1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1.23mm" svg:y="104.59mm">
            <loext:p draw:notify-on-update-of-ranges="Hoja1.D3:Hoja1.D22 Hoja1.B3:Hoja1.B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en PC</text:p>
          </table:table-cell>
          <table:table-cell table:style-name="ce1" office:value-type="string" calcext:value-type="string">
            <text:p>T(n)</text:p>
          </table:table-cell>
          <table:table-cell table:number-columns-repeated="6"/>
        </table:table-row>
        <table:table-row table:style-name="ro1">
          <table:table-cell/>
          <table:table-cell table:formula="of:=50" office:value-type="float" office:value="50" calcext:value-type="float">
            <text:p>5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3])+3" office:value-type="float" office:value="103" calcext:value-type="float">
            <text:p>103</text:p>
          </table:table-cell>
          <table:table-cell table:number-columns-repeated="2"/>
          <table:table-cell table:style-name="ce6" office:value-type="string" calcext:value-type="string" table:number-columns-spanned="4" table:number-rows-spanned="2">
            <text:p>T(n)=2(n)+3</text:p>
          </table:table-cell>
          <table:covered-table-cell table:number-columns-repeated="3"/>
        </table:table-row>
        <table:table-row table:style-name="ro1">
          <table:table-cell/>
          <table:table-cell table:formula="of:=50+[.B3]" office:value-type="float" office:value="100" calcext:value-type="float">
            <text:p>10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4])+3" office:value-type="float" office:value="203" calcext:value-type="float">
            <text:p>203</text:p>
          </table:table-cell>
          <table:table-cell table:number-columns-repeated="2"/>
          <table:covered-table-cell table:number-columns-repeated="4"/>
        </table:table-row>
        <table:table-row table:style-name="ro1">
          <table:table-cell/>
          <table:table-cell table:formula="of:=50+[.B4]" office:value-type="float" office:value="150" calcext:value-type="float">
            <text:p>15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5])+3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/>
          <table:table-cell table:formula="of:=50+[.B5]" office:value-type="float" office:value="200" calcext:value-type="float">
            <text:p>20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6])+3"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/>
          <table:table-cell table:formula="of:=50+[.B6]" office:value-type="float" office:value="250" calcext:value-type="float">
            <text:p>25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7])+3" office:value-type="float" office:value="503" calcext:value-type="float">
            <text:p>503</text:p>
          </table:table-cell>
          <table:table-cell table:number-columns-repeated="6"/>
        </table:table-row>
        <table:table-row table:style-name="ro1">
          <table:table-cell/>
          <table:table-cell table:formula="of:=50+[.B7]" office:value-type="float" office:value="300" calcext:value-type="float">
            <text:p>30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8])+3" office:value-type="float" office:value="603" calcext:value-type="float">
            <text:p>603</text:p>
          </table:table-cell>
          <table:table-cell table:number-columns-repeated="6"/>
        </table:table-row>
        <table:table-row table:style-name="ro1">
          <table:table-cell/>
          <table:table-cell table:formula="of:=50+[.B8]" office:value-type="float" office:value="350" calcext:value-type="float">
            <text:p>35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9])+3"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/>
          <table:table-cell table:formula="of:=50+[.B9]" office:value-type="float" office:value="400" calcext:value-type="float">
            <text:p>40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10])+3"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/>
          <table:table-cell table:formula="of:=50+[.B10]" office:value-type="float" office:value="450" calcext:value-type="float">
            <text:p>45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11])+3"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/>
          <table:table-cell table:formula="of:=50+[.B11]" office:value-type="float" office:value="500" calcext:value-type="float">
            <text:p>50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12])+3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/>
          <table:table-cell table:formula="of:=50+[.B12]" office:value-type="float" office:value="550" calcext:value-type="float">
            <text:p>55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13])+3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/>
          <table:table-cell table:formula="of:=50+[.B13]" office:value-type="float" office:value="600" calcext:value-type="float">
            <text:p>60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14])+3" office:value-type="float" office:value="1203" calcext:value-type="float">
            <text:p>1203</text:p>
          </table:table-cell>
          <table:table-cell table:number-columns-repeated="6"/>
        </table:table-row>
        <table:table-row table:style-name="ro1">
          <table:table-cell/>
          <table:table-cell table:formula="of:=50+[.B14]" office:value-type="float" office:value="650" calcext:value-type="float">
            <text:p>65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15])+3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/>
          <table:table-cell table:formula="of:=50+[.B15]" office:value-type="float" office:value="700" calcext:value-type="float">
            <text:p>70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16])+3" office:value-type="float" office:value="1403" calcext:value-type="float">
            <text:p>1403</text:p>
          </table:table-cell>
          <table:table-cell table:number-columns-repeated="6"/>
        </table:table-row>
        <table:table-row table:style-name="ro1">
          <table:table-cell/>
          <table:table-cell table:formula="of:=50+[.B16]" office:value-type="float" office:value="750" calcext:value-type="float">
            <text:p>75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17])+3" office:value-type="float" office:value="1503" calcext:value-type="float">
            <text:p>1503</text:p>
          </table:table-cell>
          <table:table-cell table:number-columns-repeated="6"/>
        </table:table-row>
        <table:table-row table:style-name="ro1">
          <table:table-cell/>
          <table:table-cell table:formula="of:=50+[.B17]" office:value-type="float" office:value="800" calcext:value-type="float">
            <text:p>80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18])+3" office:value-type="float" office:value="1603" calcext:value-type="float">
            <text:p>1603</text:p>
          </table:table-cell>
          <table:table-cell table:number-columns-repeated="6"/>
        </table:table-row>
        <table:table-row table:style-name="ro1">
          <table:table-cell/>
          <table:table-cell table:formula="of:=50+[.B18]" office:value-type="float" office:value="850" calcext:value-type="float">
            <text:p>85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19])+3" office:value-type="float" office:value="1703" calcext:value-type="float">
            <text:p>1703</text:p>
          </table:table-cell>
          <table:table-cell table:number-columns-repeated="6"/>
        </table:table-row>
        <table:table-row table:style-name="ro1">
          <table:table-cell/>
          <table:table-cell table:formula="of:=50+[.B19]" office:value-type="float" office:value="900" calcext:value-type="float">
            <text:p>90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20])+3" office:value-type="float" office:value="1803" calcext:value-type="float">
            <text:p>1803</text:p>
          </table:table-cell>
          <table:table-cell table:number-columns-repeated="6"/>
        </table:table-row>
        <table:table-row table:style-name="ro1">
          <table:table-cell/>
          <table:table-cell table:formula="of:=50+[.B20]" office:value-type="float" office:value="950" calcext:value-type="float">
            <text:p>950</text:p>
          </table:table-cell>
          <table:table-cell table:formula="of:=0.000000953674" office:value-type="float" office:value="0.000000953674" calcext:value-type="float">
            <text:p>9,54E-07</text:p>
          </table:table-cell>
          <table:table-cell table:formula="of:=(2*[.B21])+3" office:value-type="float" office:value="1903" calcext:value-type="float">
            <text:p>1903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50+[.B21]" office:value-type="float" office:value="1000" calcext:value-type="float">
            <text:p>1000</text:p>
          </table:table-cell>
          <table:table-cell table:style-name="ce5" table:formula="of:=0.000000953674" office:value-type="float" office:value="0.000000953674" calcext:value-type="float">
            <text:p>9,54E-07</text:p>
          </table:table-cell>
          <table:table-cell table:style-name="ce3" table:formula="of:=(2*[.B22])+3" office:value-type="float" office:value="2003" calcext:value-type="float">
            <text:p>200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20:30:35.563947166</meta:creation-date>
    <dc:date>2016-09-08T20:40:20.101814829</dc:date>
    <meta:editing-duration>PT9M46S</meta:editing-duration>
    <meta:editing-cycles>1</meta:editing-cycles>
    <meta:document-statistic meta:table-count="1" meta:cell-count="64" meta:object-count="2"/>
    <meta:generator>LibreOffice/5.2.1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scatter" chart:style-name="ch1">
        <chart:title svg:x="10.512cm" svg:y="0.21cm" chart:style-name="ch2">
          <text:p>Grafica Busqueda Binaria</text:p>
        </chart:title>
        <chart:subtitle svg:x="12.741cm" svg:y="1.196cm" chart:style-name="ch3">
          <text:p>Tiempo en PC</text:p>
        </chart:subtitle>
        <chart:legend chart:legend-position="end" svg:x="12.215cm" svg:y="4.203cm" style:legend-expansion="high" chart:style-name="ch4"/>
        <chart:plot-area chart:style-name="ch5" table:cell-range-address="Hoja1.B3:Hoja1.C22" chart:data-source-has-labels="row" svg:x="0.352cm" svg:y="0.673cm" svg:width="11.904cm" svg:height="7.679cm">
          <chartooo:coordinate-region svg:x="2.085cm" svg:y="0.872cm" svg:width="9.799cm" svg:height="6.833cm"/>
          <chart:axis chart:dimension="x" chart:name="primary-x" chart:style-name="ch6">
            <chart:title svg:x="5.413cm" svg:y="8.445cm" chart:style-name="ch7">
              <text:p>Tam. Vector</text:p>
            </chart:title>
          </chart:axis>
          <chart:axis chart:dimension="y" chart:name="primary-y" chart:style-name="ch8">
            <chart:title svg:x="0cm" svg:y="4.781cm" chart:style-name="ch9">
              <text:p>ms</text:p>
            </chart:title>
            <chart:grid chart:style-name="ch10" chart:class="major"/>
          </chart:axis>
          <chart:series chart:style-name="ch11" chart:values-cell-range-address="Hoja1.C3:Hoja1.C22" loext:label-string="comportamiento" chart:class="chart:scatter">
            <chart:domain table:cell-range-address="Hoja1.B3:Hoja1.B22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mport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B3:Hoja1.B22</svg:desc>
                </draw:g>
              </table:table-cell>
              <table:table-cell office:value-type="float" office:value="0.000000953674">
                <text:p>0.000000953674</text:p>
                <draw:g>
                  <svg:desc>Hoja1.C3:Hoja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000000953674">
                <text:p>0.000000953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000000953674">
                <text:p>0.000000953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0.642cm" svg:y="0.131cm" chart:style-name="ch2">
          <text:p>Tiempo Busqueda Binaria</text:p>
        </chart:title>
        <chart:subtitle svg:x="12.795cm" svg:y="1.011cm" chart:style-name="ch3">
          <text:p>Tiempo t(n)</text:p>
        </chart:subtitle>
        <chart:legend chart:legend-position="end" svg:x="12.195cm" svg:y="4.201cm" style:legend-expansion="high" chart:style-name="ch4"/>
        <chart:plot-area chart:style-name="ch5" table:cell-range-address="Hoja1.B3:Hoja1.B22 Hoja1.D3:Hoja1.D22" chart:data-source-has-labels="row" svg:x="0.133cm" svg:y="0.594cm" svg:width="12.252cm" svg:height="7.885cm">
          <chartooo:coordinate-region svg:x="1.125cm" svg:y="0.793cm" svg:width="10.888cm" svg:height="7.039cm"/>
          <chart:axis chart:dimension="x" chart:name="primary-x" chart:style-name="ch6">
            <chart:title svg:x="5.368cm" svg:y="8.44cm" chart:style-name="ch7">
              <text:p>Tam. Vector</text:p>
            </chart:title>
          </chart:axis>
          <chart:axis chart:dimension="y" chart:name="primary-y" chart:style-name="ch6">
            <chart:title svg:x="0cm" svg:y="4.884cm" chart:style-name="ch8">
              <text:p>T(n)</text:p>
            </chart:title>
            <chart:grid chart:style-name="ch9" chart:class="major"/>
          </chart:axis>
          <chart:series chart:style-name="ch10" chart:values-cell-range-address="Hoja1.D3:Hoja1.D22" loext:label-string="comportamiento" chart:class="chart:scatter">
            <chart:domain table:cell-range-address="Hoja1.B3:Hoja1.B22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mport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B3:Hoja1.B22</svg:desc>
                </draw:g>
              </table:table-cell>
              <table:table-cell office:value-type="float" office:value="103">
                <text:p>103</text:p>
                <draw:g>
                  <svg:desc>Hoja1.D3:Hoja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2003">
                <text:p>2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